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65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192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DejaVu Sans Mono" fo:font-size="8pt" style:font-size-asian="8pt" style:font-size-complex="8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 Mono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font-name="Liberation Sans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Liberation Sans" fo:font-size="8pt" style:font-name-asian="Droid Sans Fallback" style:font-size-asian="8pt" style:font-name-complex="FreeSans" style:font-size-complex="8pt"/>
    </style:style>
    <style:style style:name="ce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variab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4" table:number-columns-repeated="1020" table:default-cell-style-name="ce8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ol</text:p>
          </table:table-cell>
          <table:table-cell table:style-name="ce4" office:value-type="string" calcext:value-type="string">
            <text:p>help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validator</text:p>
          </table:table-cell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metavar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</text:p>
          </table:table-cell>
          <table:table-cell table:style-name="ce5" office:value-type="string" calcext:value-type="string">
            <text:p>The static library archiv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FLA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General options passed to the static library archiver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CLVar</text:p>
          </table:table-cell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NLIB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he archive index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NLIBFLA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General options passed to the archive index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he assemb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FLAG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General options passed to the assembl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PPFLAG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General options when an assembling an assembly-language source file into an object file after first running the file through the C preprocesso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TKEEPER</text:p>
          </table:table-cell>
          <table:table-cell office:value-type="string" calcext:value-type="string">
            <text:p>bikeeper</text:p>
          </table:table-cell>
          <table:table-cell office:value-type="string" calcext:value-type="string">
            <text:p>The BitKeeper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TKEEPERGET</text:p>
          </table:table-cell>
          <table:table-cell office:value-type="string" calcext:value-type="string">
            <text:p>bitkeeper</text:p>
          </table:table-cell>
          <table:table-cell office:value-type="string" calcext:value-type="string">
            <text:p>The command ($BITKEEPER) and subcommand for fetching source files using BitKeep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TKEEPERGETFLAGS</text:p>
          </table:table-cell>
          <table:table-cell office:value-type="string" calcext:value-type="string">
            <text:p>bitkeeper</text:p>
          </table:table-cell>
          <table:table-cell office:value-type="string" calcext:value-type="string">
            <text:p>Options that are passed to the BitKeeper get subcommand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XX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he C++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XXFLAGS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eneral options that are passed to the C++ compil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CXX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he C++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CXXFLAGS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Options that are passed to the C++ compiler to generate shared-library object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The C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FLA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General options that are passed to the C and C++ compiler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PCHFLA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ptions added to the compiler command line to support building with precompiled header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PDBFLA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ptions added to the compiler command line to support storing debugging information in a Microsoft Visual C++ PDB file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FLA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General options that are passed to the C compiler (C only; not C++).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PDEFINE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 platform independent specification of C preprocessor definition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DEF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PFLA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User-specified C preprocessor option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PPATH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The list of directories that the C preprocessor will search for include directori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C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The C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CCFLA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ptions that are passed to the C and C++ compilers to generate shared-library object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CFLA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ptions that are passed to the C compiler (only; not C++) to generate shared-library object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The CVS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VSCOFLAGS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Options that are passed to the CVS checkout subcommand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VSFLAGS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General options that are passed to CV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FLAGS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eneral options passed to D compil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PATH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PATH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HDC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B</text:p>
          </table:table-cell>
          <table:table-cell office:value-type="string" calcext:value-type="string">
            <text:p>dlink</text:p>
          </table:table-cell>
          <table:table-cell office:value-type="string" calcext:value-type="string">
            <text:p>Executable used to create D librarie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NK</text:p>
          </table:table-cell>
          <table:table-cell office:value-type="string" calcext:value-type="string">
            <text:p>dlink</text:p>
          </table:table-cell>
          <table:table-cell office:value-type="string" calcext:value-type="string">
            <text:p>D link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NKFLAGS</text:p>
          </table:table-cell>
          <table:table-cell office:value-type="string" calcext:value-type="string">
            <text:p>dlink</text:p>
          </table:table-cell>
          <table:table-cell office:value-type="string" calcext:value-type="string">
            <text:p>General options passed to D link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DEFAULT_XSL_EPUB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Epub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DEFAULT_XSL_HTML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Html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DEFAULT_XSL_HTMLCHUNKED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HtmlChunked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DEFAULT_XSL_HTMLHELP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Htmlhelp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DEFAULT_XSL_MAN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Man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DEFAULT_XSL_PDF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Pdf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DEFAULT_XSL_SLIDESHTML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SlidesHtml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DEFAULT_XSL_SLIDESPDF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default XSLT file for the DocbookSlidesPdf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FOP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path to the PDF renderer fop or xep, if one of them is installed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FOPFLAGS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Additonal command-line flags for the PDF renderer fop or xep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XMLLINT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path to the external executable xmllint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XMLLINTFLAGS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Additonal command-line flags for the external executable xmllint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XSLTPROC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The path to the external executable xsltproc (or saxon, xalan)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XSLTPROCFLAGS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Additonal command-line flags for the external executable xsltproc (or saxon, xalan)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BOOK_XSLTPROCPARAMS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Additonal parameters that are not intended for the XSLT processor executable, but the XSL processing itself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RA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IPDF</text:p>
          </table:table-cell>
          <table:table-cell office:value-type="string" calcext:value-type="string">
            <text:p>dvipdf</text:p>
          </table:table-cell>
          <table:table-cell office:value-type="string" calcext:value-type="string">
            <text:p>The TeX DVI file to PDF file convert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IPDFFLAGS</text:p>
          </table:table-cell>
          <table:table-cell office:value-type="string" calcext:value-type="string">
            <text:p>dvipdf</text:p>
          </table:table-cell>
          <table:table-cell office:value-type="string" calcext:value-type="string">
            <text:p>General options passed to the TeX DVI file to PDF file convert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IPS</text:p>
          </table:table-cell>
          <table:table-cell office:value-type="string" calcext:value-type="string">
            <text:p>dvips</text:p>
          </table:table-cell>
          <table:table-cell office:value-type="string" calcext:value-type="string">
            <text:p>The TeX DVI file to PostScript convert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IPSFLAGS</text:p>
          </table:table-cell>
          <table:table-cell office:value-type="string" calcext:value-type="string">
            <text:p>dvips</text:p>
          </table:table-cell>
          <table:table-cell office:value-type="string" calcext:value-type="string">
            <text:p>General options passed to the TeX DVI file to PostScript convert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0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The Fortran 03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03FLAGS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General user-specified options that are passed to the Fortran 03 compil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03PATH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The list of directories that the Fortran 03 compiler will search for include directori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F0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The Fortran 03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F03FLAGS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Options that are passed to the Fortran 03 compiler to generated shared-library object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08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The Fortran 08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08FLAGS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General user-specified options that are passed to the Fortran 08 compil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08PATH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The list of directories that the Fortran 08 compiler will search for include directori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F08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The Fortran 08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F08FLAGS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Options that are passed to the Fortran 08 compiler to generated shared-library object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77</text:p>
          </table:table-cell>
          <table:table-cell office:value-type="string" calcext:value-type="string">
            <text:p>f77</text:p>
          </table:table-cell>
          <table:table-cell office:value-type="string" calcext:value-type="string">
            <text:p>The Fortran 77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77FLAGS</text:p>
          </table:table-cell>
          <table:table-cell office:value-type="string" calcext:value-type="string">
            <text:p>f77</text:p>
          </table:table-cell>
          <table:table-cell office:value-type="string" calcext:value-type="string">
            <text:p>General user-specified options that are passed to the Fortran 77 compil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77PATH</text:p>
          </table:table-cell>
          <table:table-cell office:value-type="string" calcext:value-type="string">
            <text:p>f77</text:p>
          </table:table-cell>
          <table:table-cell office:value-type="string" calcext:value-type="string">
            <text:p>The list of directories that the Fortran 77 compiler will search for include directori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F77</text:p>
          </table:table-cell>
          <table:table-cell office:value-type="string" calcext:value-type="string">
            <text:p>f77</text:p>
          </table:table-cell>
          <table:table-cell office:value-type="string" calcext:value-type="string">
            <text:p>The Fortran 77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F77FLAGS</text:p>
          </table:table-cell>
          <table:table-cell office:value-type="string" calcext:value-type="string">
            <text:p>f77</text:p>
          </table:table-cell>
          <table:table-cell office:value-type="string" calcext:value-type="string">
            <text:p>Options that are passed to the Fortran 77 compiler to generated shared-library object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90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The Fortran 90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90FLAGS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General user-specified options that are passed to the Fortran 90 compil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90PATH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The list of directories that the Fortran 90 compiler will search for include directori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F90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The Fortran 90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F90FLAGS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Options that are passed to the Fortran 90 compiler to generated shared-library object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95</text:p>
          </table:table-cell>
          <table:table-cell office:value-type="string" calcext:value-type="string">
            <text:p>f95</text:p>
          </table:table-cell>
          <table:table-cell office:value-type="string" calcext:value-type="string">
            <text:p>The Fortran 95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95FLAGS</text:p>
          </table:table-cell>
          <table:table-cell office:value-type="string" calcext:value-type="string">
            <text:p>f95</text:p>
          </table:table-cell>
          <table:table-cell office:value-type="string" calcext:value-type="string">
            <text:p>General user-specified options that are passed to the Fortran 95 compil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95PATH</text:p>
          </table:table-cell>
          <table:table-cell office:value-type="string" calcext:value-type="string">
            <text:p>f95</text:p>
          </table:table-cell>
          <table:table-cell office:value-type="string" calcext:value-type="string">
            <text:p>The list of directories that the Fortran 95 compiler will search for include directori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F95</text:p>
          </table:table-cell>
          <table:table-cell office:value-type="string" calcext:value-type="string">
            <text:p>f95</text:p>
          </table:table-cell>
          <table:table-cell office:value-type="string" calcext:value-type="string">
            <text:p>The Fortran 95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F95FLAGS</text:p>
          </table:table-cell>
          <table:table-cell office:value-type="string" calcext:value-type="string">
            <text:p>f95</text:p>
          </table:table-cell>
          <table:table-cell office:value-type="string" calcext:value-type="string">
            <text:p>Options that are passed to the Fortran 95 compiler to generated shared-library object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TRAN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The default Fortran compiler for all versions of Fortran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TRANFLAGS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General user-specified options that are passed to the Fortran compil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TRANMODDIR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Directory location where the Fortran compiler should place any module files it generat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D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TRANPATH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The list of directories that the Fortran compiler will search for include files and (for some compilers) module fil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FORTRAN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The default Fortran compiler used for generating shared-library object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FORTRANFLAGS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Options that are passed to the Fortran compiler to generate shared-library object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GFMT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Absolute path to msgfmt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GFMTFLAGS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General user options passed to msgfmt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GINIT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Path to msginit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GINITFLAGS</text:p>
          </table:table-cell>
          <table:table-cell office:value-type="string" calcext:value-type="string">
            <text:p>gettext</text:p>
          </table:table-cell>
          <table:table-cell table:style-name="ce7" office:value-type="string" calcext:value-type="string">
            <text:p>General user options passed to msginit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GMERGE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Path to msgmerge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GMERGEFLAGS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General user options passed to msgmerge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GETTEXT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Path to xgettext program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GETTEXTFLAGS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General user flags passed to xgettext.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GETTEXTPATH</text:p>
          </table:table-cell>
          <table:table-cell office:value-type="string" calcext:value-type="string">
            <text:p>gettext</text:p>
          </table:table-cell>
          <table:table-cell office:value-type="string" calcext:value-type="string">
            <text:p>List of directories, where xgettext will look for source fil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ATH</text:p>
          </table:table-cell>
          <table:table-cell office:value-type="string" calcext:value-type="string">
            <text:p>gnulink</text:p>
          </table:table-cell>
          <table:table-cell office:value-type="string" calcext:value-type="string">
            <text:p>A list of paths to search for shared libraries when running program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The Ghostscript program used, e.g. to convert PostScript to PDF file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FLAG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eneral options passed to the Ghostscript program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The Java archive tool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CHDIR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The directory to which the Java archive tool should change (using the -C option)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D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FLAGS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General options passed to the Java archive tool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VAC</text:p>
          </table:table-cell>
          <table:table-cell office:value-type="string" calcext:value-type="string">
            <text:p>javac</text:p>
          </table:table-cell>
          <table:table-cell office:value-type="string" calcext:value-type="string">
            <text:p>The Java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VACFLAGS</text:p>
          </table:table-cell>
          <table:table-cell office:value-type="string" calcext:value-type="string">
            <text:p>javac</text:p>
          </table:table-cell>
          <table:table-cell office:value-type="string" calcext:value-type="string">
            <text:p>General options that are passed to the Java compil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VACLASSPATH</text:p>
          </table:table-cell>
          <table:table-cell office:value-type="string" calcext:value-type="string">
            <text:p>javac</text:p>
          </table:table-cell>
          <table:table-cell office:value-type="string" calcext:value-type="string">
            <text:p>Specifies the list of directories that will be searched for Java .class file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VASOURCEPATH</text:p>
          </table:table-cell>
          <table:table-cell office:value-type="string" calcext:value-type="string">
            <text:p>javac</text:p>
          </table:table-cell>
          <table:table-cell office:value-type="string" calcext:value-type="string">
            <text:p>Specifies the list of directories that will be searched for input .java file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VAH</text:p>
          </table:table-cell>
          <table:table-cell office:value-type="string" calcext:value-type="string">
            <text:p>javah</text:p>
          </table:table-cell>
          <table:table-cell office:value-type="string" calcext:value-type="string">
            <text:p>The Java generator for C header and stub file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VAHFLAGS</text:p>
          </table:table-cell>
          <table:table-cell office:value-type="string" calcext:value-type="string">
            <text:p>javah</text:p>
          </table:table-cell>
          <table:table-cell office:value-type="string" calcext:value-type="string">
            <text:p>General options passed to the C header and stub file generator for Java class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lex</text:p>
          </table:table-cell>
          <table:table-cell office:value-type="string" calcext:value-type="string">
            <text:p>The lexical analyzer generato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FLAGS</text:p>
          </table:table-cell>
          <table:table-cell office:value-type="string" calcext:value-type="string">
            <text:p>lex</text:p>
          </table:table-cell>
          <table:table-cell office:value-type="string" calcext:value-type="string">
            <text:p>General options passed to the lexical analyzer generato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MODUL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he linker for building loadable module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MODULEFLAG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General user options passed to the linker for building loadable modul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PATH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he list of directories that will be searched for librari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he link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KFLAG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General user options passed to the link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LIBVERSIONFLAG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Extra flags added to $SHLINKCOM when building versioned SharedLibrary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LINK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he linker for programs that use shared librarie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LINKFLAG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General user options passed to the linker for programs using shared librari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The M4 macro preprocesso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4FLAGS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General options passed to the M4 macro preprocesso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DL</text:p>
          </table:table-cell>
          <table:table-cell office:value-type="string" calcext:value-type="string">
            <text:p>midl</text:p>
          </table:table-cell>
          <table:table-cell office:value-type="string" calcext:value-type="string">
            <text:p>The Microsoft IDL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DLFLAGS</text:p>
          </table:table-cell>
          <table:table-cell office:value-type="string" calcext:value-type="string">
            <text:p>midl</text:p>
          </table:table-cell>
          <table:table-cell office:value-type="string" calcext:value-type="string">
            <text:p>General options passed to the Microsoft IDL compil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slink</text:p>
          </table:table-cell>
          <table:table-cell office:value-type="string" calcext:value-type="string">
            <text:p>The program used on Windows systems to embed manifests into DLLs and EXEs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FLAGS</text:p>
          </table:table-cell>
          <table:table-cell office:value-type="string" calcext:value-type="string">
            <text:p>mslink</text:p>
          </table:table-cell>
          <table:table-cell office:value-type="string" calcext:value-type="string">
            <text:p>Flags passed to the mt manifest embedding program (Windows only)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SVR</text:p>
          </table:table-cell>
          <table:table-cell office:value-type="string" calcext:value-type="string">
            <text:p>mslink</text:p>
          </table:table-cell>
          <table:table-cell office:value-type="string" calcext:value-type="string">
            <text:p>The program used on Windows systems to register a newly-built DLL library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SVRFLAGS</text:p>
          </table:table-cell>
          <table:table-cell office:value-type="string" calcext:value-type="string">
            <text:p>mslink</text:p>
          </table:table-cell>
          <table:table-cell office:value-type="string" calcext:value-type="string">
            <text:p>Flags passed to the DLL registration program on Windows system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SDK_DIR</text:p>
          </table:table-cell>
          <table:table-cell office:value-type="string" calcext:value-type="string">
            <text:p>mssdk</text:p>
          </table:table-cell>
          <table:table-cell office:value-type="string" calcext:value-type="string">
            <text:p>The directory containing the Microsoft SDK</text:p>
          </table:table-cell>
          <table:table-cell table:number-columns-repeated="5"/>
          <table:table-cell office:value-type="string" calcext:value-type="string">
            <text:p>D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SDK_VERSION</text:p>
          </table:table-cell>
          <table:table-cell office:value-type="string" calcext:value-type="string">
            <text:p>mssdk</text:p>
          </table:table-cell>
          <table:table-cell office:value-type="string" calcext:value-type="string">
            <text:p>Sets the preferred version of Microsoft Visual C/C++ to use</text:p>
          </table:table-cell>
          <table:table-cell table:number-columns-repeated="5"/>
          <table:table-cell office:value-type="string" calcext:value-type="string">
            <text:p>VERS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VC_BATCH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Specifies that SCons should batch compilation of object files when calling the Microsoft Visual C/C++ compiler</text:p>
          </table:table-cell>
          <table:table-cell/>
          <table:table-cell office:value-type="string" calcext:value-type="string">
            <text:p>bo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SVC_USE_SCRIPT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Use a batch script to set up Microsoft Visual Studio compiler</text:p>
          </table:table-cell>
          <table:table-cell table:number-columns-repeated="5"/>
          <table:table-cell office:value-type="string" calcext:value-type="string">
            <text:p>PA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VC_VERSION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Sets the preferred version of Microsoft Visual C/C++ to use</text:p>
          </table:table-cell>
          <table:table-cell table:number-columns-repeated="5"/>
          <table:table-cell office:value-type="string" calcext:value-type="string">
            <text:p>VERS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The resource compiler used to build a Microsoft Visual C++ resource fi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FLAGS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The flags passed to the resource compiler by the RES build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VS_ARCH</text:p>
          </table:table-cell>
          <table:table-cell office:value-type="string" calcext:value-type="string">
            <text:p>msv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VS_PROJECT_GUID</text:p>
          </table:table-cell>
          <table:table-cell office:value-type="string" calcext:value-type="string">
            <text:p>msv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VS_SCC_AUX_PATH</text:p>
          </table:table-cell>
          <table:table-cell office:value-type="string" calcext:value-type="string">
            <text:p>msv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VS_SCC_CONNECTION_ROOT</text:p>
          </table:table-cell>
          <table:table-cell office:value-type="string" calcext:value-type="string">
            <text:p>msv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VS_SCC_PROJECT_NAME</text:p>
          </table:table-cell>
          <table:table-cell office:value-type="string" calcext:value-type="string">
            <text:p>msv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VS_SCC_PROVIDER</text:p>
          </table:table-cell>
          <table:table-cell office:value-type="string" calcext:value-type="string">
            <text:p>msv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VS_VERSION</text:p>
          </table:table-cell>
          <table:table-cell office:value-type="string" calcext:value-type="string">
            <text:p>msv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VSENCODING</text:p>
          </table:table-cell>
          <table:table-cell office:value-type="string" calcext:value-type="string">
            <text:p>msv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VSPROJECTSUFFIX</text:p>
          </table:table-cell>
          <table:table-cell office:value-type="string" calcext:value-type="string">
            <text:p>msv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VSSCONS</text:p>
          </table:table-cell>
          <table:table-cell office:value-type="string" calcext:value-type="string">
            <text:p>msv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VSSCONSCRIPT</text:p>
          </table:table-cell>
          <table:table-cell office:value-type="string" calcext:value-type="string">
            <text:p>msv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VSSCONSFLAGS</text:p>
          </table:table-cell>
          <table:table-cell office:value-type="string" calcext:value-type="string">
            <text:p>msv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VSSOLUTIONSUFFIX</text:p>
          </table:table-cell>
          <table:table-cell office:value-type="string" calcext:value-type="string">
            <text:p>msv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erforce</text:p>
          </table:table-cell>
          <table:table-cell office:value-type="string" calcext:value-type="string">
            <text:p>The Perforce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4FLAGS</text:p>
          </table:table-cell>
          <table:table-cell office:value-type="string" calcext:value-type="string">
            <text:p>perforce</text:p>
          </table:table-cell>
          <table:table-cell office:value-type="string" calcext:value-type="string">
            <text:p>General options that are passed to Perforce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T_AUTOSCAN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BINPATH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CPPPATH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DEBUG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LIB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LIBPATH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MOC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MOCCXXPREFIX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MOCCXXSUFFIX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MOCFROMCXXFLAGS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MOCFROMHFLAGS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MOCHPREFIX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MOCHSUFFIX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UIC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UICDECLFLAGS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UICDECLPREFIX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UICDECLSUFFIX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UICIMPLFLAGS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UICIMPLPREFIX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UICIMPLSUFFIX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_UISUFFIX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TDIR</text:p>
          </table:table-cell>
          <table:table-cell office:value-type="string" calcext:value-type="string">
            <text:p>q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cs</text:p>
          </table:table-cell>
          <table:table-cell office:value-type="string" calcext:value-type="string">
            <text:p>The RCS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S_CO</text:p>
          </table:table-cell>
          <table:table-cell office:value-type="string" calcext:value-type="string">
            <text:p>rcs</text:p>
          </table:table-cell>
          <table:table-cell office:value-type="string" calcext:value-type="string">
            <text:p>The RCS "checkout"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S_COFLAGS</text:p>
          </table:table-cell>
          <table:table-cell office:value-type="string" calcext:value-type="string">
            <text:p>rcs</text:p>
          </table:table-cell>
          <table:table-cell office:value-type="string" calcext:value-type="string">
            <text:p>Options that are passed to the $RCS_CO command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MIC</text:p>
          </table:table-cell>
          <table:table-cell office:value-type="string" calcext:value-type="string">
            <text:p>rmic</text:p>
          </table:table-cell>
          <table:table-cell office:value-type="string" calcext:value-type="string">
            <text:p>The Java RMI stub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MICFLAGS</text:p>
          </table:table-cell>
          <table:table-cell office:value-type="string" calcext:value-type="string">
            <text:p>rmic</text:p>
          </table:table-cell>
          <table:table-cell office:value-type="string" calcext:value-type="string">
            <text:p>General options passed to the Java RMI stub compil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CGEN</text:p>
          </table:table-cell>
          <table:table-cell office:value-type="string" calcext:value-type="string">
            <text:p>rpcgen</text:p>
          </table:table-cell>
          <table:table-cell office:value-type="string" calcext:value-type="string">
            <text:p>The RPC protocol compil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CGENCLIENTFLAGS</text:p>
          </table:table-cell>
          <table:table-cell office:value-type="string" calcext:value-type="string">
            <text:p>rpcgen</text:p>
          </table:table-cell>
          <table:table-cell office:value-type="string" calcext:value-type="string">
            <text:p>Options passed to the RPC protocol compiler when generating client side stub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CGENFLAGS</text:p>
          </table:table-cell>
          <table:table-cell office:value-type="string" calcext:value-type="string">
            <text:p>rpcgen</text:p>
          </table:table-cell>
          <table:table-cell office:value-type="string" calcext:value-type="string">
            <text:p>General options passed to the RPC protocol compil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CGENHEADERFLAGS</text:p>
          </table:table-cell>
          <table:table-cell office:value-type="string" calcext:value-type="string">
            <text:p>rpcgen</text:p>
          </table:table-cell>
          <table:table-cell office:value-type="string" calcext:value-type="string">
            <text:p>Options passed to the RPC protocol compiler when generating a header file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CGENSERVICEFLAGS</text:p>
          </table:table-cell>
          <table:table-cell office:value-type="string" calcext:value-type="string">
            <text:p>rpcgen</text:p>
          </table:table-cell>
          <table:table-cell office:value-type="string" calcext:value-type="string">
            <text:p>Options passed to the RPC protocol compiler when generating server side stub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CGENXDRFLAGS</text:p>
          </table:table-cell>
          <table:table-cell office:value-type="string" calcext:value-type="string">
            <text:p>rpcgen</text:p>
          </table:table-cell>
          <table:table-cell office:value-type="string" calcext:value-type="string">
            <text:p>Options passed to the RPC protocol compiler when generating XDR routin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CS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The SCCS executable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CSFLAGS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General options that are passed to SCC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CSGETFLAGS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Options that are passed specifically to the SCCS "get" subcommand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FIGUREDIR</text:p>
          </table:table-cell>
          <table:table-cell office:value-type="string" calcext:value-type="string">
            <text:p>sconf</text:p>
          </table:table-cell>
          <table:table-cell office:value-type="string" calcext:value-type="string">
            <text:p>The name of the directory in which Configure context test files are written</text:p>
          </table:table-cell>
          <table:table-cell table:number-columns-repeated="5"/>
          <table:table-cell office:value-type="string" calcext:value-type="string">
            <text:p>D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FIGURELOG</text:p>
          </table:table-cell>
          <table:table-cell office:value-type="string" calcext:value-type="string">
            <text:p>sconf</text:p>
          </table:table-cell>
          <table:table-cell office:value-type="string" calcext:value-type="string">
            <text:p>The name of the Configure context log file</text:p>
          </table:table-cell>
          <table:table-cell table:number-columns-repeated="5"/>
          <table:table-cell office:value-type="string" calcext:value-type="string">
            <text:p>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KGCHK</text:p>
          </table:table-cell>
          <table:table-cell office:value-type="string" calcext:value-type="string">
            <text:p>sunc++</text:p>
          </table:table-cell>
          <table:table-cell office:value-type="string" calcext:value-type="string">
            <text:p>On Solaris systems, the package-checking program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KGINFO</text:p>
          </table:table-cell>
          <table:table-cell office:value-type="string" calcext:value-type="string">
            <text:p>sunc++</text:p>
          </table:table-cell>
          <table:table-cell office:value-type="string" calcext:value-type="string">
            <text:p>On Solaris systems, the package information program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G</text:p>
          </table:table-cell>
          <table:table-cell office:value-type="string" calcext:value-type="string">
            <text:p>swig</text:p>
          </table:table-cell>
          <table:table-cell office:value-type="string" calcext:value-type="string">
            <text:p>The scripting language wrapper and interface generato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GFLAGS</text:p>
          </table:table-cell>
          <table:table-cell office:value-type="string" calcext:value-type="string">
            <text:p>swig</text:p>
          </table:table-cell>
          <table:table-cell office:value-type="string" calcext:value-type="string">
            <text:p>General options passed to the SWIG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GPATH</text:p>
          </table:table-cell>
          <table:table-cell office:value-type="string" calcext:value-type="string">
            <text:p>swig</text:p>
          </table:table-cell>
          <table:table-cell office:value-type="string" calcext:value-type="string">
            <text:p>The list of directories that the scripting language wrapper and interface generate will search for included fil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R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The tar archiv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RFLAGS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General options passed to the tar archiv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BTEX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e bibliography generator for TeX and LaTeX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BTEXFLAG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General options passed to BibTeX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EX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e LaTeX structured formatter and typesett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EXFLAG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General options passed to the LaTeX structured formatter and typesett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EXRETRIE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e maximum number of times that LaTeX will be re-run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N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EINDEX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e makeindex generator for the TeX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EINDEXFLAG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General options passed to the makeindex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LATEX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e pdflatex utility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LATEXFLAG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General options passed to the pdflatex utility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TEX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e pdftex utility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TEXFLAG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General options passed to the pdftex utility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e TeX formatter and typesette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XFLAG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General options passed to the TeX formatter and typesette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XINPUT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List of directories that the LaTeX program will search for include directories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PA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CC</text:p>
          </table:table-cell>
          <table:table-cell office:value-type="string" calcext:value-type="string">
            <text:p>yacc</text:p>
          </table:table-cell>
          <table:table-cell office:value-type="string" calcext:value-type="string">
            <text:p>The parser generator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CCFLAGS</text:p>
          </table:table-cell>
          <table:table-cell office:value-type="string" calcext:value-type="string">
            <text:p>yacc</text:p>
          </table:table-cell>
          <table:table-cell office:value-type="string" calcext:value-type="string">
            <text:p>General options passed to the parser generator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The zip compression and file packaging utility</text:p>
          </table:table-cell>
          <table:table-cell office:value-type="string" calcext:value-type="string">
            <text:p>progs</text:p>
          </table:table-cell>
          <table:table-cell table:number-columns-repeated="4"/>
          <table:table-cell office:value-type="string" calcext:value-type="string">
            <text:p>P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PFLAGS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General options passed to the zip utility</text:p>
          </table:table-cell>
          <table:table-cell office:value-type="string" calcext:value-type="string">
            <text:p>flags</text:p>
          </table:table-cell>
          <table:table-cell table:number-columns-repeated="4"/>
          <table:table-cell office:value-type="string" calcext:value-type="string">
            <text:p>FLAGS</text:p>
          </table:table-cell>
          <table:table-cell table:number-columns-repeated="1015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ariables.A1:variables.I21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.00.0000</text:date>, <text:time style:data-style-name="N2" text:time-value="09:18:55.65886672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5T10:59:16.166426571</dc:date>
    <meta:editing-duration>PT6H9M42S</meta:editing-duration>
    <meta:editing-cycles>37</meta:editing-cycles>
    <meta:generator>LibreOffice/5.0.5.1$Linux_X86_64 LibreOffice_project/00m0$Build-1</meta:generator>
    <meta:document-statistic meta:table-count="1" meta:cell-count="943" meta:object-count="0"/>
  </office:meta>
</office:document-meta>
</file>